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4.6673in"/>
    </style:style>
    <style:style style:name="co5" style:family="table-column">
      <style:table-column-properties fo:break-before="auto" style:column-width="4.063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>
      <style:text-properties style:font-name-asian="DejaVu Sans" style:font-name-complex="Lohit Hindi"/>
    </style:style>
    <style:style style:name="T1" style:family="text">
      <style:text-properties style:font-name-asian="DejaVu Sans" style:font-name-complex="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Words of Power</text:p>
          </table:table-cell>
          <table:table-cell office:value-type="string" calcext:value-type="string">
            <text:p>Effect</text:p>
          </table:table-cell>
          <table:table-cell/>
        </table:table-row>
        <table:table-row table:style-name="ro2"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 NOX</text:p>
          </table:table-cell>
          <table:table-cell office:value-type="string" calcext:value-type="string">
            <text:p>Remove poison</text:p>
          </table:table-cell>
          <table:table-cell table:formula="of:=100/[.C2]*10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He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I</text:p>
          </table:table-cell>
          <table:table-cell office:value-type="string" calcext:value-type="string">
            <text:p>Recover 10 HP</text:p>
          </table:table-cell>
          <table:table-cell table:formula="of:=100/[.C3]*10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Create Ligh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LOR</text:p>
          </table:table-cell>
          <table:table-cell office:value-type="string" calcext:value-type="string">
            <text:p>Increase player light for 2 minutes</text:p>
          </table:table-cell>
          <table:table-cell table:formula="of:=100/[.C4]*10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Magic Missi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V POR</text:p>
          </table:table-cell>
          <table:table-cell table:style-name="ce1" office:value-type="string" calcext:value-type="string">
            <text:p>Shoot a ball of 1D4 normal damage.</text:p>
          </table:table-cell>
          <table:table-cell table:formula="of:=100/[.C5]*10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ebal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S FRIO</text:p>
          </table:table-cell>
          <table:table-cell office:value-type="string" calcext:value-type="string">
            <text:p>Shoot a bolt of 5D4 ice damage.</text:p>
          </table:table-cell>
          <table:table-cell table:formula="of:=100/[.C6]*10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pel Undead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XEN CORP</text:p>
          </table:table-cell>
          <table:table-cell table:style-name="ce1" office:value-type="string" calcext:value-type="string">
            <text:p><text:span text:style-name="T1">Change AI to flee for undead enemies within a 8 tiles radius for 1 minute</text:span></text:p>
          </table:table-cell>
          <table:table-cell table:formula="of:=100/[.C7]*10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POR</text:p>
          </table:table-cell>
          <table:table-cell office:value-type="string" calcext:value-type="string">
            <text:p>Try to teleport to an area 8 tiles in front.</text:p>
          </table:table-cell>
          <table:table-cell table:formula="of:=100/[.C8]*10" office:value-type="float" office:value="333.333333333333" calcext:value-type="float">
            <text:p>333.3333333333</text:p>
          </table:table-cell>
        </table:table-row>
        <table:table-row table:style-name="ro2">
          <table:table-cell office:value-type="string" calcext:value-type="string">
            <text:p>Firebal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S FLAM</text:p>
          </table:table-cell>
          <table:table-cell office:value-type="string" calcext:value-type="string">
            <text:p>Shoot a ball of 5D4 fire damage.</text:p>
          </table:table-cell>
          <table:table-cell table:formula="of:=100/[.C9]*10" office:value-type="float" office:value="333.333333333333" calcext:value-type="float">
            <text:p>333.3333333333</text:p>
          </table:table-cell>
        </table:table-row>
        <table:table-row table:style-name="ro2">
          <table:table-cell office:value-type="string" calcext:value-type="string">
            <text:p>Protection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 SANCT</text:p>
          </table:table-cell>
          <table:table-cell office:value-type="string" calcext:value-type="string">
            <text:p>Double defense for 1 minute</text:p>
          </table:table-cell>
          <table:table-cell table:formula="of:=100/[.C10]*10"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Change Tim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 TYM</text:p>
          </table:table-cell>
          <table:table-cell office:value-type="string" calcext:value-type="string">
            <text:p>Halve enemies speed for 20 seconds</text:p>
          </table:table-cell>
          <table:table-cell table:formula="of:=100/[.C11]*10"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Induce Sleep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 ZU</text:p>
          </table:table-cell>
          <table:table-cell table:style-name="ce2" office:value-type="string" calcext:value-type="string">
            <text:p>Change AI to asleep for all enemies within a 8 tiles radius for 1 minute.</text:p>
          </table:table-cell>
          <table:table-cell table:formula="of:=100/[.C12]*10"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Jinx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AS AN WIS</text:p>
          </table:table-cell>
          <table:table-cell office:value-type="string" calcext:value-type="string">
            <text:p>Change AI to confused for enemies within an 8 tiles radius for 1 minute.</text:p>
          </table:table-cell>
          <table:table-cell table:formula="of:=100/[.C13]*10" office:value-type="float" office:value="166.666666666667" calcext:value-type="float">
            <text:p>166.6666666667</text:p>
          </table:table-cell>
        </table:table-row>
        <table:table-row table:style-name="ro2">
          <table:table-cell office:value-type="string" calcext:value-type="string">
            <text:p>Create Tremor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 VAS POR YLEM</text:p>
          </table:table-cell>
          <table:table-cell table:style-name="ce2" office:value-type="string" calcext:value-type="string">
            <text:p>Change AI to flee for all enemies within a 8 tiles radius for 1 minute.</text:p>
          </table:table-cell>
          <table:table-cell table:formula="of:=100/[.C14]*10" office:value-type="float" office:value="166.666666666667" calcext:value-type="float">
            <text:p>166.6666666667</text:p>
          </table:table-cell>
        </table:table-row>
        <table:table-row table:style-name="ro2">
          <table:table-cell office:value-type="string" calcext:value-type="string">
            <text:p>Kill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EN CORP</text:p>
          </table:table-cell>
          <table:table-cell office:value-type="string" calcext:value-type="string">
            <text:p>Shoot a bolt of 10D4 death damage</text:p>
          </table:table-cell>
          <table:table-cell table:formula="of:=100/[.C15]*10" office:value-type="float" office:value="142.857142857143" calcext:value-type="float">
            <text:p>142.8571428571</text:p>
          </table:table-cell>
        </table:table-row>
        <table:table-row table:style-name="ro2" table:number-rows-repeated="104856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E1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00:00:01.099841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5-03-11T18:02:52.592730213</meta:creation-date>
    <dc:date>2015-03-13T21:08:49.956153380</dc:date>
    <dc:creator>Administrator </dc:creator>
    <meta:editing-duration>PT6M44S</meta:editing-duration>
    <meta:editing-cycles>2</meta:editing-cycles>
    <meta:generator>LibreOffice/4.1.3.2$Linux_X86_64 LibreOffice_project/410m0$Build-2</meta:generator>
    <meta:document-statistic meta:table-count="1" meta:cell-count="89" meta:object-count="0"/>
  </office:meta>
</office:document-meta>
</file>